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39.6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MATRIX ADDITIO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m of Threads</text:p>
          </table:table-cell>
          <table:table-cell table:style-name="ce1" office:value-type="string" calcext:value-type="string">
            <text:p>Time Taken</text:p>
          </table:table-cell>
          <table:table-cell>
            <draw:frame table:end-cell-address="Sheet1.H21" table:end-x="9.52mm" table:end-y="2.64mm" draw:z-index="0" draw:name="Chart 1" draw:style-name="gr1" draw:text-style-name="P1" svg:width="158.74mm" svg:height="98.17mm" svg:x="9.53mm" svg:y="4.5mm">
              <draw:object draw:notify-on-update-of-ranges="Sheet1.A4:Sheet1.A23 Sheet1.B3:Sheet1.B3 Sheet1.B4:Sheet1.B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667" calcext:value-type="float">
            <text:p>0.001667</text:p>
          </table:table-cell>
          <table:table-cell table:number-columns-repeated="102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582" calcext:value-type="float">
            <text:p>0.000582</text:p>
          </table:table-cell>
          <table:table-cell table:number-columns-repeated="102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315" calcext:value-type="float">
            <text:p>0.000315</text:p>
          </table:table-cell>
          <table:table-cell table:number-columns-repeated="102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327" calcext:value-type="float">
            <text:p>0.000327</text:p>
          </table:table-cell>
          <table:table-cell table:number-columns-repeated="102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1835" calcext:value-type="float">
            <text:p>0.001835</text:p>
          </table:table-cell>
          <table:table-cell table:number-columns-repeated="102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794" calcext:value-type="float">
            <text:p>0.000794</text:p>
          </table:table-cell>
          <table:table-cell table:number-columns-repeated="102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00562" calcext:value-type="float">
            <text:p>0.000562</text:p>
          </table:table-cell>
          <table:table-cell table:number-columns-repeated="7"/>
          <table:table-cell table:style-name="ce1" office:value-type="string" calcext:value-type="string">
            <text:p>[T(p)] Min time:</text:p>
          </table:table-cell>
          <table:table-cell table:formula="of:=MIN([.B4:.B23])" office:value-type="float" office:value="0.000315" calcext:value-type="float">
            <text:p>0.000315</text:p>
          </table:table-cell>
          <table:table-cell table:number-columns-repeated="1013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0538" calcext:value-type="float">
            <text:p>0.000538</text:p>
          </table:table-cell>
          <table:table-cell table:number-columns-repeated="7"/>
          <table:table-cell table:style-name="ce1" office:value-type="string" calcext:value-type="string">
            <text:p>[p] Threads for min: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000603" calcext:value-type="float">
            <text:p>0.000603</text:p>
          </table:table-cell>
          <table:table-cell table:number-columns-repeated="7"/>
          <table:table-cell table:style-name="ce1" office:value-type="string" calcext:value-type="string">
            <text:p>T(1) One thread:</text:p>
          </table:table-cell>
          <table:table-cell table:style-name="ce1" office:value-type="float" office:value="0.001667" calcext:value-type="float">
            <text:p>0.001667</text:p>
          </table:table-cell>
          <table:table-cell table:number-columns-repeated="101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000638" calcext:value-type="float">
            <text:p>0.000638</text:p>
          </table:table-cell>
          <table:table-cell table:number-columns-repeated="102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28" calcext:value-type="float">
            <text:p>0.000528</text:p>
          </table:table-cell>
          <table:table-cell table:number-columns-repeated="7"/>
          <table:table-cell table:style-name="ce1" office:value-type="string" calcext:value-type="string">
            <text:p>[f] Parallel Fraction:</text:p>
          </table:table-cell>
          <table:table-cell table:formula="of:=(1-([.K10]/[.K12]))/(1-(1/[.K11]))" office:value-type="float" office:value="1.08138372325535" calcext:value-type="float">
            <text:p>1.08138372325535</text:p>
          </table:table-cell>
          <table:table-cell table:number-columns-repeated="101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00559" calcext:value-type="float">
            <text:p>0.000559</text:p>
          </table:table-cell>
          <table:table-cell table:number-columns-repeated="102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00563" calcext:value-type="float">
            <text:p>0.000563</text:p>
          </table:table-cell>
          <table:table-cell table:number-columns-repeated="1022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00531" calcext:value-type="float">
            <text:p>0.000531</text:p>
          </table:table-cell>
          <table:table-cell table:number-columns-repeated="1022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88" calcext:value-type="float">
            <text:p>0.00088</text:p>
          </table:table-cell>
          <table:table-cell table:number-columns-repeated="102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000459" calcext:value-type="float">
            <text:p>0.000459</text:p>
          </table:table-cell>
          <table:table-cell table:number-columns-repeated="1022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0503" calcext:value-type="float">
            <text:p>0.000503</text:p>
          </table:table-cell>
          <table:table-cell table:number-columns-repeated="1022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00458" calcext:value-type="float">
            <text:p>0.000458</text:p>
          </table:table-cell>
          <table:table-cell table:number-columns-repeated="1022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0481" calcext:value-type="float">
            <text:p>0.000481</text:p>
          </table:table-cell>
          <table:table-cell table:number-columns-repeated="1022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000414" calcext:value-type="float">
            <text:p>0.0004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ARRAY OPERATION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m of 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102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051" calcext:value-type="float">
            <text:p>0.001051</text:p>
          </table:table-cell>
          <table:table-cell>
            <draw:frame table:end-cell-address="Sheet1.H45" table:end-x="24.07mm" table:end-y="3.24mm" draw:z-index="1" draw:name="Chart 2" draw:style-name="gr1" draw:text-style-name="P1" svg:width="158.74mm" svg:height="98.17mm" svg:x="24.08mm" svg:y="0.26mm">
              <draw:object draw:notify-on-update-of-ranges="Sheet1.A27:Sheet1.A46 Sheet1.B26:Sheet1.B26 Sheet1.B27:Sheet1.B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057" calcext:value-type="float">
            <text:p>0.00057</text:p>
          </table:table-cell>
          <table:table-cell table:number-columns-repeated="1022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352" calcext:value-type="float">
            <text:p>0.000352</text:p>
          </table:table-cell>
          <table:table-cell table:number-columns-repeated="102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315" calcext:value-type="float">
            <text:p>0.000315</text:p>
          </table:table-cell>
          <table:table-cell table:number-columns-repeated="7"/>
          <table:table-cell table:style-name="ce1" office:value-type="string" calcext:value-type="string">
            <text:p>[T(p)] Min time:</text:p>
          </table:table-cell>
          <table:table-cell table:formula="of:=MIN([.B27:.B46])" office:value-type="float" office:value="0.000294" calcext:value-type="float">
            <text:p>0.000294</text:p>
          </table:table-cell>
          <table:table-cell table:number-columns-repeated="1013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1602" calcext:value-type="float">
            <text:p>0.001602</text:p>
          </table:table-cell>
          <table:table-cell table:number-columns-repeated="7"/>
          <table:table-cell table:style-name="ce1" office:value-type="string" calcext:value-type="string">
            <text:p>[p] Threads for min: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463" calcext:value-type="float">
            <text:p>0.000463</text:p>
          </table:table-cell>
          <table:table-cell table:number-columns-repeated="7"/>
          <table:table-cell table:style-name="ce1" office:value-type="string" calcext:value-type="string">
            <text:p>T(1) One thread:</text:p>
          </table:table-cell>
          <table:table-cell table:style-name="ce1" office:value-type="float" office:value="0.001051" calcext:value-type="float">
            <text:p>0.001051</text:p>
          </table:table-cell>
          <table:table-cell table:number-columns-repeated="1013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00294" calcext:value-type="float">
            <text:p>0.000294</text:p>
          </table:table-cell>
          <table:table-cell table:number-columns-repeated="102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0351" calcext:value-type="float">
            <text:p>0.000351</text:p>
          </table:table-cell>
          <table:table-cell table:number-columns-repeated="7"/>
          <table:table-cell table:style-name="ce1" office:value-type="string" calcext:value-type="string">
            <text:p>[f] Parallel Fraction:</text:p>
          </table:table-cell>
          <table:table-cell table:formula="of:=(1-([.K30]/[.K32]))/(1-(1/[.K31]))" office:value-type="float" office:value="0.78574517775279" calcext:value-type="float">
            <text:p>0.78574517775279</text:p>
          </table:table-cell>
          <table:table-cell table:number-columns-repeated="101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000366" calcext:value-type="float">
            <text:p>0.000366</text:p>
          </table:table-cell>
          <table:table-cell table:number-columns-repeated="102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000585" calcext:value-type="float">
            <text:p>0.000585</text:p>
          </table:table-cell>
          <table:table-cell table:number-columns-repeated="102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404" calcext:value-type="float">
            <text:p>0.000404</text:p>
          </table:table-cell>
          <table:table-cell table:number-columns-repeated="1022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00365" calcext:value-type="float">
            <text:p>0.000365</text:p>
          </table:table-cell>
          <table:table-cell table:number-columns-repeated="102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00398" calcext:value-type="float">
            <text:p>0.000398</text:p>
          </table:table-cell>
          <table:table-cell table:number-columns-repeated="1022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00418" calcext:value-type="float">
            <text:p>0.000418</text:p>
          </table:table-cell>
          <table:table-cell table:number-columns-repeated="1022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58" calcext:value-type="float">
            <text:p>0.000358</text:p>
          </table:table-cell>
          <table:table-cell table:number-columns-repeated="102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000393" calcext:value-type="float">
            <text:p>0.000393</text:p>
          </table:table-cell>
          <table:table-cell table:number-columns-repeated="1022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0394" calcext:value-type="float">
            <text:p>0.000394</text:p>
          </table:table-cell>
          <table:table-cell table:number-columns-repeated="1022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00449" calcext:value-type="float">
            <text:p>0.000449</text:p>
          </table:table-cell>
          <table:table-cell table:number-columns-repeated="1022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127" calcext:value-type="float">
            <text:p>0.001127</text:p>
          </table:table-cell>
          <table:table-cell table:number-columns-repeated="1022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000411" calcext:value-type="float">
            <text:p>0.000411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4:02:07.256589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8-03T04:09:16.463109921</dc:date>
    <meta:editing-duration>PT7M9S</meta:editing-duration>
    <meta:editing-cycles>1</meta:editing-cycles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05cm" svg:y="4.648cm" style:legend-expansion="high" chart:style-name="ch2"/>
        <chart:plot-area chart:style-name="ch3" table:cell-range-address="Sheet1.A3:Sheet1.B23" chart:data-source-has-labels="both" svg:x="1.298cm" svg:y="0.196cm" svg:width="11.09cm" svg:height="8.473cm">
          <chartooo:coordinate-region svg:x="2.581cm" svg:y="0.356cm" svg:width="9.62cm" svg:height="7.745cm"/>
          <chart:axis chart:dimension="x" chart:name="primary-x" chart:style-name="ch4" chartooo:axis-type="text">
            <chart:title svg:x="5.548cm" svg:y="8.865cm" chart:style-name="ch5">
              <text:p>Num of Threads</text:p>
            </chart:title>
            <chart:categories table:cell-range-address="Sheet1.A4:Sheet1.A23"/>
          </chart:axis>
          <chart:axis chart:dimension="y" chart:name="primary-y" chart:style-name="ch6">
            <chart:title svg:x="0.451cm" svg:y="5.409cm" chart:style-name="ch7">
              <text:p>Time Taken</text:p>
            </chart:title>
            <chart:grid chart:style-name="ch8" chart:class="major"/>
          </chart:axis>
          <chart:series chart:style-name="ch9" chart:values-cell-range-address="Sheet1.B4:Sheet1.B23" chart:label-cell-address="Sheet1.B3:Sheet1.B3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23</svg:desc>
                </draw:g>
              </table:table-cell>
              <table:table-cell office:value-type="float" office:value="0.001667">
                <text:p>0.001667</text:p>
                <draw:g>
                  <svg:desc>Sheet1.B4:Sheet1.B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835">
                <text:p>0.0018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794">
                <text:p>0.0007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603">
                <text:p>0.0006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531">
                <text:p>0.0005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459">
                <text:p>0.0004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503">
                <text:p>0.00050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458">
                <text:p>0.0004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414">
                <text:p>0.000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8cm" xlink:href=".." xlink:type="simple" chart:class="chart:line" chart:style-name="ch1">
        <chart:legend chart:legend-position="end" svg:x="12.705cm" svg:y="4.649cm" style:legend-expansion="high" chart:style-name="ch2"/>
        <chart:plot-area chart:style-name="ch3" table:cell-range-address="Sheet1.A26:Sheet1.B46" chart:data-source-has-labels="both" svg:x="1.298cm" svg:y="0.196cm" svg:width="11.09cm" svg:height="8.475cm">
          <chartooo:coordinate-region svg:x="2.581cm" svg:y="0.356cm" svg:width="9.62cm" svg:height="7.747cm"/>
          <chart:axis chart:dimension="x" chart:name="primary-x" chart:style-name="ch4" chartooo:axis-type="text">
            <chart:title svg:x="5.548cm" svg:y="8.867cm" chart:style-name="ch5">
              <text:p>Num of Threads</text:p>
            </chart:title>
            <chart:categories table:cell-range-address="Sheet1.A27:Sheet1.A46"/>
          </chart:axis>
          <chart:axis chart:dimension="y" chart:name="primary-y" chart:style-name="ch6">
            <chart:title svg:x="0.451cm" svg:y="5.41cm" chart:style-name="ch7">
              <text:p>Time Taken</text:p>
            </chart:title>
            <chart:grid chart:style-name="ch8" chart:class="major"/>
          </chart:axis>
          <chart:series chart:style-name="ch9" chart:values-cell-range-address="Sheet1.B27:Sheet1.B46" chart:label-cell-address="Sheet1.B26:Sheet1.B26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7:Sheet1.A46</svg:desc>
                </draw:g>
              </table:table-cell>
              <table:table-cell office:value-type="float" office:value="0.001051">
                <text:p>0.001051</text:p>
                <draw:g>
                  <svg:desc>Sheet1.B27:Sheet1.B4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418">
                <text:p>0.0004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394">
                <text:p>0.0003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411">
                <text:p>0.0004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